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18.166cm" fo:min-width="5.215cm" loext:decorative="false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4.622cm" fo:min-width="13.89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2.29cm" fo:min-width="3.93cm" loext:decorative="false"/>
      <style:paragraph-properties style:writing-mode="lr-tb"/>
    </style:style>
    <style:style style:name="gr5" style:family="graphic" style:parent-style-name="standard">
      <style:graphic-properties draw:fill-color="#ffb66c" draw:textarea-horizontal-align="justify" draw:textarea-vertical-align="middle" draw:auto-grow-height="false" fo:min-height="6.914cm" fo:min-width="14.918cm" loext:decorative="false"/>
    </style:style>
    <style:style style:name="gr6" style:family="graphic" style:parent-style-name="standard">
      <style:graphic-properties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338cm" fo:min-width="1.406cm" fo:wrap-option="no-wrap" loext:decorative="false"/>
      <style:paragraph-properties style:writing-mode="lr-tb"/>
    </style:style>
    <style:style style:name="gr8" style:family="graphic" style:parent-style-name="standard">
      <style:graphic-properties draw:fill-color="#81d41a"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9" style:family="graphic" style:parent-style-name="standard">
      <style:graphic-properties draw:fill-color="#ff6d6d"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11" style:family="graphic" style:parent-style-name="standard">
      <style:graphic-properties draw:fill-color="#ffb66c" draw:textarea-horizontal-align="justify" draw:textarea-vertical-align="middle" draw:auto-grow-height="false" fo:min-height="4.334cm" fo:min-width="11.069cm" loext:decorative="false"/>
    </style:style>
    <style:style style:name="gr12" style:family="graphic" style:parent-style-name="standard" style:list-style-name="L1">
      <style:graphic-properties draw:fill-color="#81d41a" draw:textarea-horizontal-align="justify" draw:textarea-vertical-align="middle" draw:auto-grow-height="false" fo:min-height="2.29cm" fo:min-width="3.93cm" loext:decorative="false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2.29cm" fo:min-width="3.93cm" loext:decorative="false"/>
      <style:paragraph-properties style:writing-mode="lr-tb"/>
    </style:style>
    <style:style style:name="gr14" style:family="graphic" style:parent-style-name="standard">
      <style:graphic-properties svg:stroke-color="#2a6099" draw:fill-color="#2a6099"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1.02cm" fo:min-width="1.406cm" fo:wrap-option="no-wrap" loext:decorative="false"/>
      <style:paragraph-properties style:writing-mode="lr-tb"/>
    </style:style>
    <style:style style:name="gr17" style:family="graphic" style:parent-style-name="standard" style:list-style-name="L1">
      <style:graphic-properties draw:fill-color="#81d41a" draw:textarea-horizontal-align="justify" draw:textarea-vertical-align="middle" draw:auto-grow-height="false" fo:min-height="2.29cm" fo:min-width="3.9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 loext:decorative="false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ffb66c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81d41a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6d6d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2a6099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/>
    </style:style>
    <style:style style:name="T1" style:family="text">
      <style:text-properties style:text-position="super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8.416cm" svg:x="19.732cm" svg:y="3.5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23cm" svg:height="5.398cm" svg:x="1.952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549cm" svg:height="0.962cm" svg:x="2.483cm" svg:y="2.895cm">
          <draw:text-box>
            <text:p>Android Tablet</text:p>
          </draw:text-box>
        </draw:frame>
        <draw:custom-shape draw:style-name="gr4" draw:text-style-name="P4" xml:id="id1" draw:id="id1" draw:layer="layout" svg:width="4.43cm" svg:height="2.54cm" svg:x="2.602cm" svg:y="4.366cm">
          <text:p text:style-name="P4">3<text:span text:style-name="T1">rd</text:span> party App with status of applianc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.192cm" svg:height="7.938cm" svg:x="2.27cm" svg:y="11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4.066cm" svg:height="0.962cm" svg:x="2.966cm" svg:y="10.525cm">
          <draw:text-box>
            <text:p>Local Server</text:p>
          </draw:text-box>
        </draw:frame>
        <draw:connector draw:style-name="gr6" draw:text-style-name="P5" draw:layer="layout" svg:x1="7.032cm" svg:y1="5.636cm" svg:x2="8.629cm" svg:y2="6.715cm" draw:start-shape="id1" draw:start-glue-point="1" draw:end-shape="id2" draw:end-glue-point="5" svg:d="M7032 5636h799v1079h798" svg:viewBox="0 0 1598 1080">
          <text:p/>
        </draw:connector>
        <draw:connector draw:style-name="gr6" draw:text-style-name="P5" draw:layer="layout" svg:x1="10.524cm" svg:y1="8.302cm" svg:x2="7.35cm" svg:y2="13.382cm" draw:end-shape="id3" draw:end-glue-point="7" svg:d="M10524 8302h-1336v5080h-1838" svg:viewBox="0 0 3175 5081">
          <text:p/>
        </draw:connector>
        <draw:custom-shape draw:style-name="gr7" draw:text-style-name="P6" xml:id="id2" draw:id="id2" draw:layer="layout" svg:width="3.81cm" svg:height="3.175cm" draw:transform="skewX (0.0102974425867665) translate (8.646cm 5.127cm)">
          <text:p text:style-name="P6"><text:span text:style-name="T2">S</text:span><text:span text:style-name="T2">av</text:span><text:span text:style-name="T2">es</text:span></text:p>
          <text:p text:style-name="P6"><text:span text:style-name="T2">cu</text:span><text:span text:style-name="T2">rr</text:span><text:span text:style-name="T2">e</text:span><text:span text:style-name="T2">nt </text:span><text:span text:style-name="T2">st</text:span><text:span text:style-name="T2">at</text:span><text:span text:style-name="T2">us</text:span></text:p>
          <text:p text:style-name="P6"><text:span text:style-name="T2">as </text:span><text:span text:style-name="T2">im</text:span><text:span text:style-name="T2">a</text:span><text:span text:style-name="T2">g</text:span><text:span text:style-name="T2">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7" xml:id="id3" draw:id="id3" draw:layer="layout" svg:width="3.81cm" svg:height="2.54cm" svg:x="3.54cm" svg:y="12.112cm">
          <text:p text:style-name="P6"><text:span text:style-name="T2">L</text:span><text:span text:style-name="T2">o</text:span><text:span text:style-name="T2">a</text:span><text:span text:style-name="T2">d</text:span></text:p>
          <text:p text:style-name="P6"><text:span text:style-name="T2">i</text:span><text:span text:style-name="T2">m</text:span><text:span text:style-name="T2">a</text:span><text:span text:style-name="T2">g</text:span><text:span text:style-name="T2">e</text:span><text:span text:style-name="T2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xml:id="id4" draw:id="id4" draw:layer="layout" svg:width="3.81cm" svg:height="2.54cm" svg:x="3.54cm" svg:y="16.24cm">
          <text:p text:style-name="P6"><text:span text:style-name="T2">R</text:span><text:span text:style-name="T2">u</text:span><text:span text:style-name="T2">n</text:span><text:span text:style-name="T2"> </text:span><text:span text:style-name="T2">O</text:span><text:span text:style-name="T2">C</text:span><text:span text:style-name="T2">R</text:span><text:span text:style-name="T2"><text:line-break/></text:span><text:span text:style-name="T2">o</text:span><text:span text:style-name="T2">v</text:span><text:span text:style-name="T2">e</text:span><text:span text:style-name="T2">r </text:span><text:span text:style-name="T2">t</text:span><text:span text:style-name="T2">h</text:span><text:span text:style-name="T2">e</text:span><text:span text:style-name="T2"> </text:span><text:span text:style-name="T2">i</text:span><text:span text:style-name="T2">m</text:span><text:span text:style-name="T2">a</text:span><text:span text:style-name="T2">g</text:span><text:span text:style-name="T2">e</text:span><text:span text:style-name="T2">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5.445cm" svg:y1="14.652cm" svg:x2="5.445cm" svg:y2="16.24cm" draw:start-shape="id3" draw:start-glue-point="6" draw:end-shape="id4" draw:end-glue-point="4" svg:d="M5445 14652v1588" svg:viewBox="0 0 1 1589">
          <text:p/>
        </draw:connector>
        <draw:frame draw:style-name="gr3" draw:text-style-name="P9" draw:layer="layout" svg:width="3.872cm" svg:height="0.607cm" svg:x="6.397cm" svg:y="13.7cm">
          <draw:text-box>
            <text:p><text:span text:style-name="T3">src/shell/</text:span><text:span text:style-name="T3">pull_images.sh</text:span></text:p>
          </draw:text-box>
        </draw:frame>
        <draw:frame draw:style-name="gr3" draw:text-style-name="P9" draw:layer="layout" svg:width="5.404cm" svg:height="0.607cm" svg:x="6.073cm" svg:y="18.145cm">
          <draw:text-box>
            <text:p><text:span text:style-name="T3">src</text:span><text:span text:style-name="T3">/</text:span><text:span text:style-name="T3">OC</text:span><text:span text:style-name="T3">R/</text:span><text:span text:style-name="T3">ocr</text:span><text:span text:style-name="T3">_re</text:span><text:span text:style-name="T3">ad</text:span><text:span text:style-name="T3">er_</text:span><text:span text:style-name="T3">an</text:span><text:span text:style-name="T3">d_</text:span><text:span text:style-name="T3">writ</text:span><text:span text:style-name="T3">er.</text:span><text:span text:style-name="T3">py</text:span></text:p>
          </draw:text-box>
        </draw:frame>
        <draw:custom-shape draw:style-name="gr10" draw:text-style-name="P6" draw:layer="layout" svg:width="3.81cm" svg:height="2.54cm" draw:transform="skewX (0.0102974425867665) translate (20.685cm 6.715cm)">
          <text:p text:style-name="P6"><text:span text:style-name="T2">A</text:span><text:span text:style-name="T2">n</text:span><text:span text:style-name="T2">d</text:span><text:span text:style-name="T2">r</text:span><text:span text:style-name="T2">oi</text:span><text:span text:style-name="T2">d </text:span><text:span text:style-name="T2">S</text:span><text:span text:style-name="T2">c</text:span><text:span text:style-name="T2">ri</text:span><text:span text:style-name="T2">p</text:span><text:span text:style-name="T2">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8" draw:text-style-name="P7" draw:layer="layout" svg:width="3.81cm" svg:height="2.54cm" svg:x="20.685cm" svg:y="9.572cm">
          <text:p text:style-name="P6"><text:span text:style-name="T2">S</text:span><text:span text:style-name="T2">h</text:span><text:span text:style-name="T2">el</text:span><text:span text:style-name="T2">l </text:span><text:span text:style-name="T2">S</text:span><text:span text:style-name="T2">c</text:span><text:span text:style-name="T2">ri</text:span><text:span text:style-name="T2">p</text:span><text:span text:style-name="T2">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3.81cm" svg:height="2.54cm" svg:x="20.685cm" svg:y="12.43cm">
          <text:p text:style-name="P6"><text:span text:style-name="T2">P</text:span><text:span text:style-name="T2">yt</text:span><text:span text:style-name="T2">h</text:span><text:span text:style-name="T2">o</text:span><text:span text:style-name="T2">n </text:span><text:span text:style-name="T2">S</text:span><text:span text:style-name="T2">cri</text:span><text:span text:style-name="T2">p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draw:layer="layout" svg:width="12.065cm" svg:height="5.08cm" svg:x="3.857cm" svg:y="21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8.334cm" svg:height="0.962cm" svg:x="4.492cm" svg:y="20.367cm">
          <draw:text-box>
            <text:p>External Server (Supabase)</text:p>
          </draw:text-box>
        </draw:frame>
        <draw:custom-shape draw:style-name="gr12" draw:text-style-name="P10" xml:id="id5" draw:id="id5" draw:layer="layout" svg:width="4.43cm" svg:height="2.54cm" svg:x="6.715cm" svg:y="22.272cm">
          <text:p text:style-name="P4">Postgres DB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43cm" svg:height="2.54cm" svg:x="20.382cm" svg:y="3.857cm">
          <text:p text:style-name="P4">Android App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3.54cm" svg:y1="17.51cm" svg:x2="6.715cm" svg:y2="23.542cm" draw:start-shape="id4" draw:start-glue-point="5" draw:end-shape="id5" draw:end-glue-point="3" svg:d="M3540 17510h-501v6032h3676" svg:viewBox="0 0 3677 6033">
          <text:p/>
        </draw:connector>
        <draw:custom-shape draw:style-name="gr14" draw:text-style-name="P11" xml:id="id6" draw:id="id6" draw:layer="layout" svg:width="3.81cm" svg:height="2.54cm" svg:x="11.477cm" svg:y="14.652cm">
          <text:p text:style-name="P6"><text:span text:style-name="T2">D</text:span><text:span text:style-name="T2">at</text:span><text:span text:style-name="T2">a </text:span><text:span text:style-name="T2">Ex</text:span><text:span text:style-name="T2">pl</text:span><text:span text:style-name="T2">or</text:span><text:span text:style-name="T2">ati</text:span><text:span text:style-name="T2">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1.145cm" svg:y1="23.542cm" svg:x2="13.382cm" svg:y2="17.192cm" draw:start-shape="id5" draw:start-glue-point="1" draw:end-shape="id6" draw:end-glue-point="6" svg:d="M11145 23542h2237v-6350" svg:viewBox="0 0 2238 6351">
          <text:p/>
        </draw:connector>
        <draw:frame draw:style-name="gr15" draw:text-style-name="P12" draw:layer="layout" svg:width="5.404cm" svg:height="0.608cm" svg:x="13.7cm" svg:y="16.902cm">
          <draw:text-box>
            <text:p><text:span text:style-name="T3">src/DE/</text:span><text:span text:style-name="T3">data_exploration.ipynb</text:span></text:p>
          </draw:text-box>
        </draw:frame>
        <draw:custom-shape draw:style-name="gr16" draw:text-style-name="P11" draw:layer="layout" svg:width="3.81cm" svg:height="2.54cm" svg:x="20.685cm" svg:y="18.78cm">
          <text:p text:style-name="P6"><text:span text:style-name="T2">Jupyter</text:span><text:span text:style-name="T2"><text:line-break/></text:span><text:span text:style-name="T2">Notebo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9" draw:layer="layout" svg:width="5.933cm" svg:height="0.607cm" svg:x="10.842cm" svg:y="7.985cm">
          <draw:text-box>
            <text:p><text:span text:style-name="T3">src/android_scripts/screenshots.macro</text:span></text:p>
          </draw:text-box>
        </draw:frame>
        <draw:custom-shape draw:style-name="gr17" draw:text-style-name="P10" draw:layer="layout" svg:width="4.43cm" svg:height="2.54cm" svg:x="20.685cm" svg:y="15.605cm">
          <text:p text:style-name="P4">External Service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619cm" svg:height="0.962cm" svg:x="19.865cm" svg:y="2.577cm">
          <draw:text-box>
            <text:p>Legen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67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14:31.682112698</meta:creation-date>
    <dc:date>2024-08-08T16:17:59.856260561</dc:date>
    <meta:editing-duration>PT2H59M36S</meta:editing-duration>
    <meta:editing-cycles>3</meta:editing-cycles>
    <meta:generator>LibreOffice/24.2.4.2$Linux_X86_64 LibreOffice_project/420$Build-2</meta:generator>
    <meta:document-statistic meta:object-count="29"/>
  </office:meta>
</office:document-meta>
</file>